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1.786cm"/>
    </style:style>
    <style:style style:name="gr3" style:family="graphic" style:parent-style-name="standard">
      <style:graphic-properties draw:textarea-horizontal-align="justify" draw:textarea-vertical-align="middle" draw:auto-grow-height="false" fo:min-height="2.544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2.548cm"/>
    </style:style>
    <style:style style:name="gr5" style:family="graphic" style:parent-style-name="standard">
      <style:graphic-properties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custom-shape draw:style-name="gr2" draw:text-style-name="P2" xml:id="id2" draw:id="id2" draw:layer="layout" svg:width="2.286cm" svg:height="3.81cm" svg:x="3.302cm" svg:y="13.462cm">
          <text:p text:style-name="P2">Feeder</text:p>
          <text:p text:style-name="P2">Timer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286cm" svg:height="3.81cm" svg:x="3.81cm" svg:y="5.334cm">
          <text:p text:style-name="P2">Solar</text:p>
          <text:p text:style-name="P2">Panel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81cm" svg:height="2.794cm" svg:x="7.62cm" svg:y="10.16cm">
          <text:p text:style-name="P2">Feeder</text:p>
          <text:p text:style-name="P2">Battery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3.048cm" svg:height="2.794cm" svg:x="13.716cm" svg:y="6.858cm">
          <text:p text:style-name="P2">Solar</text:p>
          <text:p text:style-name="P2">Charger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2.286cm" svg:height="3.81cm" svg:x="13.462cm" svg:y="13.97cm">
          <text:p text:style-name="P2">Dash</text:p>
          <text:p text:style-name="P2">Battery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2.286cm" svg:height="3.81cm" svg:x="19.558cm" svg:y="12.7cm">
          <text:p text:style-name="P2">Dash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4.953cm" svg:y1="9.144cm" svg:x2="4.445cm" svg:y2="13.462cm" draw:start-shape="id1" draw:start-glue-point="2" draw:end-shape="id2" svg:d="M4953 9144v2159h-508v2159" svg:viewBox="0 0 509 4319">
          <text:p text:style-name="P2">20 volts</text:p>
        </draw:connector>
        <draw:connector draw:style-name="gr5" draw:text-style-name="P2" draw:layer="layout" svg:x1="5.588cm" svg:y1="15.367cm" svg:x2="7.62cm" svg:y2="11.557cm" draw:start-shape="id2" draw:end-shape="id3" draw:end-glue-point="3" svg:d="M5588 15367h1016v-3810h1016" svg:viewBox="0 0 2033 3811">
          <text:p text:style-name="P2">12 volts</text:p>
        </draw:connector>
        <draw:connector draw:style-name="gr5" draw:text-style-name="P2" draw:layer="layout" svg:x1="6.096cm" svg:y1="7.239cm" svg:x2="13.716cm" svg:y2="8.255cm" draw:start-shape="id1" draw:end-shape="id4" draw:end-glue-point="3" svg:d="M6096 7239h3810v1016h3810" svg:viewBox="0 0 7621 1017">
          <text:p text:style-name="P2">12 volts</text:p>
        </draw:connector>
        <draw:connector draw:style-name="gr5" draw:text-style-name="P2" draw:layer="layout" svg:x1="15.24cm" svg:y1="9.652cm" svg:x2="14.605cm" svg:y2="13.97cm" draw:start-shape="id4" draw:start-glue-point="2" draw:end-shape="id5" svg:d="M15240 9652v2159h-635v2159" svg:viewBox="0 0 636 4319">
          <text:p text:style-name="P2">3.7 volts</text:p>
        </draw:connector>
        <draw:connector draw:style-name="gr5" draw:text-style-name="P2" draw:layer="layout" svg:x1="16.764cm" svg:y1="8.255cm" svg:x2="19.558cm" svg:y2="14.605cm" draw:start-shape="id4" draw:start-glue-point="1" draw:end-shape="id6" svg:d="M16764 8255h1397v6350h1397" svg:viewBox="0 0 2795 6351">
          <text:p text:style-name="P2">3.7 volts</text:p>
        </draw:connecto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8T08:55:19.843873782</meta:creation-date>
    <meta:editing-duration>PT57S</meta:editing-duration>
    <meta:editing-cycles>2</meta:editing-cycles>
    <meta:generator>LibreOffice/5.1.4.2$Linux_X86_64 LibreOffice_project/10m0$Build-2</meta:generator>
    <dc:date>2016-12-28T08:56:14.311394962</dc:date>
    <meta:document-statistic meta:object-count="39"/>
  </office:meta>
</office:document-meta>
</file>